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3.6%"/>
    </style:style>
  </office:automatic-styles>
  <office:body>
    <office:text text:use-soft-page-breaks="true">
      <text:h text:style-name="P1" text:outline-level="1">JavaScript Workshop for June --<text:s/>Awesome<text:s/>to the Power of 3</text:h>
      <text:p text:style-name="Normal"/>
      <text:p text:style-name="Normal">JavaScripters of all levels are invited<text:s/>to join us for our June 1<text:span text:style-name="T2">st</text:span><text:s/>workshop at the<text:s/>wonderful<text:s/>Riverside I|O co-working space,<text:s/>3976 Market St., Riverside, CA. <text:s/>The workshop begins at 7:00 PM.<text:s text:c="2"/>This month we’ll be focusing on three key skills<text:s/>that every<text:s/>web<text:s/>developer should know.<text:s text:c="2"/></text:p>
      <text:p text:style-name="Normal">First, we’ll begin with<text:s/>a few<text:s/>short<text:s/>logic<text:s/>problems<text:s/>that require no coding, just<text:s/>paper and pencil. <text:s/>This will give us a chance to review the modeling tools we covered<text:s/>in April’s workshop -- an essential skill for any type of application development.<text:s text:c="2"/>If you missed April’s workshop, don’t worry. <text:s/>I have some handouts for anyone contacting me at riverside.jsw@gmail.com</text:p>
      <text:p text:style-name="Normal">Next,<text:s/>we’re going to do some skill-level appropriate coding challenges. <text:s/>For new and less-experienced developers, we’ll<text:s/>begin by<text:s/>reviewing<text:s/>one or two fundamental programming techniques<text:s/>as a group. <text:s/>Then you<text:s/>will have a chance to solve a challenging but manageable problem<text:s/>working in two-person teams.</text:p>
      <text:p text:style-name="Normal">For intermediate and advanced developers we have a special coding sprint challenge. <text:s/>We’ll create teams of three or four, depending on the turn out. All teams will be presented with<text:s/>an API, a JavaScript library, and a simple problem to solve<text:s/>-- the same for all teams. <text:s/>You will then have<text:s/>60 minutes<text:s/>to solve the problem with the tools you’ve been given. <text:s/>It’ll be a test of both coding<text:s/>skills and team management. <text:s/>The team with the best<text:s/>or most complete<text:s/>prototype by the end of the sprint<text:s/>will win fame and glory, and perhaps a prize if I can scare something up.</text:p>
      <text:p text:style-name="Normal">Finally, the night will end with Mike Axtman and Josiah Mory walking us through setting up a github.com account, and giving us some fundamentals on its use.</text:p>
      <text:p text:style-name="Normal">It should be a fun night, and I hope to see a full house. Until then…</text:p>
      <text:p text:style-name="Normal">Happy coding,</text:p>
      <text:p text:style-name="Normal">Sean Ols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ean Olson</meta:initial-creator>
    <dc:creator>Sean Olson</dc:creator>
    <meta:creation-date>2015-05-18T22:24:00Z</meta:creation-date>
    <dc:date>2015-05-18T23:08:00Z</dc:date>
    <meta:template xlink:href="Normal.dotm" xlink:type="simple"/>
    <meta:editing-cycles>2</meta:editing-cycles>
    <meta:editing-duration>PT2640S</meta:editing-duration>
    <meta:document-statistic meta:page-count="1" meta:paragraph-count="3" meta:word-count="272" meta:character-count="1824" meta:row-count="12" meta:non-whitespace-character-count="1555"/>
  </office:meta>
</office:document-meta>
</file>